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0.8819in" table:align="left" style:may-break-between-rows="false"/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10.0069in"/>
    </style:style>
    <style:style style:name="Table2.A1" style:family="table-cell">
      <style:table-cell-properties style:vertical-align="middle" fo:padding="0.0194in" fo:border="none"/>
    </style:style>
    <style:style style:name="Table1" style:family="table">
      <style:table-properties style:width="10.7986in" table:align="left"/>
    </style:style>
    <style:style style:name="Table1.A" style:family="table-column">
      <style:table-column-properties style:column-width="0.8604in"/>
    </style:style>
    <style:style style:name="Table1.B" style:family="table-column">
      <style:table-column-properties style:column-width="9.938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">
      <style:text-properties officeooo:rsid="00327351" officeooo:paragraph-rsid="00327351"/>
    </style:style>
    <style:style style:name="P2" style:family="paragraph" style:parent-style-name="Heading">
      <style:text-properties officeooo:rsid="0039f5f2" officeooo:paragraph-rsid="00327351"/>
    </style:style>
    <style:style style:name="P3" style:family="paragraph" style:parent-style-name="Text_20_body">
      <style:text-properties officeooo:rsid="000a4272" officeooo:paragraph-rsid="000a4272"/>
    </style:style>
    <style:style style:name="P4" style:family="paragraph" style:parent-style-name="Text_20_body">
      <style:text-properties officeooo:rsid="00327351" officeooo:paragraph-rsid="00327351"/>
    </style:style>
    <style:style style:name="P5" style:family="paragraph" style:parent-style-name="Text_20_body">
      <style:text-properties officeooo:rsid="0039f5f2" officeooo:paragraph-rsid="0039f5f2"/>
    </style:style>
    <style:style style:name="P6" style:family="paragraph" style:parent-style-name="Text_20_body">
      <style:text-properties officeooo:rsid="004eab2c" officeooo:paragraph-rsid="004eab2c"/>
    </style:style>
    <style:style style:name="P7" style:family="paragraph" style:parent-style-name="Text_20_body">
      <style:text-properties officeooo:rsid="00471e54" officeooo:paragraph-rsid="000a4272"/>
    </style:style>
    <style:style style:name="P8" style:family="paragraph" style:parent-style-name="Title">
      <style:text-properties officeooo:rsid="000a4272" officeooo:paragraph-rsid="000a4272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rsid="0041109b" officeooo:paragraph-rsid="0041109b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12" style:family="paragraph" style:parent-style-name="Text_20_body">
      <style:paragraph-properties fo:margin-top="0in" fo:margin-bottom="0in" loext:contextual-spacing="false"/>
      <style:text-properties officeooo:rsid="006a593d" officeooo:paragraph-rsid="005229a1"/>
    </style:style>
    <style:style style:name="P13" style:family="paragraph" style:parent-style-name="Text_20_body">
      <style:paragraph-properties fo:margin-left="0.5in" fo:margin-right="0in" fo:margin-top="0in" fo:margin-bottom="0in" loext:contextual-spacing="false" fo:line-height="120%" fo:text-indent="0in" style:auto-text-indent="false"/>
      <style:text-properties fo:font-size="10pt" officeooo:rsid="007569a3" officeooo:paragraph-rsid="005229a1" style:font-size-asian="10pt" style:font-size-complex="10pt"/>
    </style:style>
    <style:style style:name="P14" style:family="paragraph" style:parent-style-name="Text_20_body">
      <style:paragraph-properties fo:margin-left="0.5in" fo:margin-right="0in" fo:margin-top="0in" fo:margin-bottom="0in" loext:contextual-spacing="false" fo:line-height="120%" fo:text-indent="0in" style:auto-text-indent="false"/>
      <style:text-properties fo:font-size="10pt" officeooo:rsid="0074bd79" officeooo:paragraph-rsid="005229a1" style:font-size-asian="10pt" style:font-size-complex="10pt"/>
    </style:style>
    <style:style style:name="P15" style:family="paragraph" style:parent-style-name="Text_20_body">
      <style:paragraph-properties fo:margin-left="0.5in" fo:margin-right="0in" fo:margin-top="0in" fo:margin-bottom="0in" loext:contextual-spacing="false" fo:line-height="120%" fo:text-indent="0in" style:auto-text-indent="false"/>
      <style:text-properties fo:font-size="10pt" officeooo:rsid="007dc91f" officeooo:paragraph-rsid="005229a1" style:font-size-asian="10pt" style:font-size-complex="10pt"/>
    </style:style>
    <style:style style:name="P16" style:family="paragraph" style:parent-style-name="Text_20_body" style:master-page-name="">
      <style:paragraph-properties fo:margin-left="0.5in" fo:margin-right="0in" fo:margin-top="0in" fo:margin-bottom="0in" loext:contextual-spacing="false" fo:line-height="120%" fo:text-indent="0in" style:auto-text-indent="false" style:page-number="auto"/>
      <style:text-properties fo:font-size="10pt" officeooo:rsid="007569a3" officeooo:paragraph-rsid="005229a1" style:font-size-asian="10pt" style:font-size-complex="10pt"/>
    </style:style>
    <style:style style:name="P17" style:family="paragraph" style:parent-style-name="Text_20_body" style:master-page-name="">
      <style:paragraph-properties fo:margin-left="0.5in" fo:margin-right="0in" fo:margin-top="0in" fo:margin-bottom="0in" loext:contextual-spacing="false" fo:line-height="120%" fo:text-indent="0in" style:auto-text-indent="false" style:page-number="auto"/>
      <style:text-properties fo:font-size="10pt" officeooo:rsid="0074bd79" officeooo:paragraph-rsid="005229a1" style:font-size-asian="10pt" style:font-size-complex="10pt"/>
    </style:style>
    <style:style style:name="P18" style:family="paragraph" style:parent-style-name="Text_20_body" style:master-page-name="">
      <style:paragraph-properties fo:margin-left="0.75in" fo:margin-right="0in" fo:margin-top="0in" fo:margin-bottom="0.0972in" loext:contextual-spacing="false" fo:line-height="120%" fo:text-indent="0in" style:auto-text-indent="false" style:page-number="auto"/>
    </style:style>
    <style:style style:name="P19" style:family="paragraph" style:parent-style-name="Text_20_body">
      <style:paragraph-properties fo:margin-left="0.75in" fo:margin-right="0in" fo:margin-top="0in" fo:margin-bottom="0.0972in" loext:contextual-spacing="false" fo:line-height="120%" fo:text-indent="0in" style:auto-text-indent="false"/>
    </style:style>
    <style:style style:name="P20" style:family="paragraph" style:parent-style-name="Subtitle">
      <style:text-properties officeooo:rsid="0057474a" officeooo:paragraph-rsid="0057474a"/>
    </style:style>
    <style:style style:name="P2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3" style:family="paragraph" style:parent-style-name="Text_20_body" style:list-style-name="L1">
      <style:text-properties officeooo:rsid="0037f843" officeooo:paragraph-rsid="0037f843"/>
    </style:style>
    <style:style style:name="P24" style:family="paragraph" style:parent-style-name="Text_20_body" style:list-style-name="L1">
      <style:text-properties officeooo:rsid="0039439c" officeooo:paragraph-rsid="0039439c"/>
    </style:style>
    <style:style style:name="P25" style:family="paragraph" style:parent-style-name="Text_20_body" style:list-style-name="L2">
      <style:text-properties officeooo:rsid="0039439c" officeooo:paragraph-rsid="0041109b"/>
    </style:style>
    <style:style style:name="P26" style:family="paragraph" style:parent-style-name="Text_20_body" style:list-style-name="L3">
      <style:text-properties officeooo:rsid="0039439c" officeooo:paragraph-rsid="0041109b"/>
    </style:style>
    <style:style style:name="P27" style:family="paragraph" style:parent-style-name="Text_20_body" style:list-style-name="L3">
      <style:text-properties officeooo:rsid="0041109b" officeooo:paragraph-rsid="0041109b"/>
    </style:style>
    <style:style style:name="P28" style:family="paragraph" style:parent-style-name="Text_20_body" style:list-style-name="L3">
      <style:text-properties officeooo:rsid="0041b0b7" officeooo:paragraph-rsid="0041b0b7"/>
    </style:style>
    <style:style style:name="P29" style:family="paragraph" style:parent-style-name="Text_20_body" style:list-style-name="L4">
      <style:text-properties officeooo:rsid="0039f5f2" officeooo:paragraph-rsid="0039f5f2"/>
    </style:style>
    <style:style style:name="P30" style:family="paragraph" style:parent-style-name="Text_20_body" style:list-style-name="L5">
      <style:text-properties officeooo:rsid="00724fdd" officeooo:paragraph-rsid="0052c634"/>
    </style:style>
    <style:style style:name="P31" style:family="paragraph" style:parent-style-name="Text_20_body" style:list-style-name="L5">
      <style:text-properties officeooo:rsid="00724fdd" officeooo:paragraph-rsid="005229a1"/>
    </style:style>
    <style:style style:name="P32" style:family="paragraph" style:parent-style-name="Text_20_body" style:list-style-name="L7">
      <style:text-properties officeooo:rsid="0052c634" officeooo:paragraph-rsid="0052c634"/>
    </style:style>
    <style:style style:name="P33" style:family="paragraph" style:parent-style-name="Text_20_body" style:list-style-name="L8">
      <style:text-properties officeooo:rsid="0052c634" officeooo:paragraph-rsid="0052c634"/>
    </style:style>
    <style:style style:name="P34" style:family="paragraph" style:parent-style-name="Text_20_body" style:list-style-name="L9">
      <style:text-properties officeooo:rsid="0052c634" officeooo:paragraph-rsid="0052c634"/>
    </style:style>
    <style:style style:name="P35" style:family="paragraph" style:parent-style-name="Text_20_body" style:list-style-name="L5">
      <style:text-properties officeooo:rsid="007569a3" officeooo:paragraph-rsid="005229a1"/>
    </style:style>
    <style:style style:name="P36" style:family="paragraph" style:parent-style-name="Text_20_body" style:list-style-name="L5">
      <style:text-properties officeooo:rsid="00543b70" officeooo:paragraph-rsid="00543b70"/>
    </style:style>
    <style:style style:name="P37" style:family="paragraph" style:parent-style-name="Text_20_body" style:list-style-name="L10">
      <style:text-properties officeooo:rsid="00543b70" officeooo:paragraph-rsid="00543b70"/>
    </style:style>
    <style:style style:name="P38" style:family="paragraph" style:parent-style-name="Text_20_body" style:list-style-name="L10">
      <style:text-properties officeooo:rsid="00554321" officeooo:paragraph-rsid="00554321"/>
    </style:style>
    <style:style style:name="P39" style:family="paragraph" style:parent-style-name="Text_20_body" style:list-style-name="L10">
      <style:text-properties officeooo:rsid="005aa793" officeooo:paragraph-rsid="005aa793"/>
    </style:style>
    <style:style style:name="P40" style:family="paragraph" style:parent-style-name="Text_20_body" style:list-style-name="L10">
      <style:text-properties officeooo:rsid="005aa793" officeooo:paragraph-rsid="005cb933"/>
    </style:style>
    <style:style style:name="P41" style:family="paragraph" style:parent-style-name="Text_20_body" style:list-style-name="L10">
      <style:text-properties officeooo:rsid="005dffb5" officeooo:paragraph-rsid="005dffb5"/>
    </style:style>
    <style:style style:name="P42" style:family="paragraph" style:parent-style-name="Text_20_body" style:list-style-name="L5" style:master-page-name="">
      <style:paragraph-properties fo:margin-top="0in" fo:margin-bottom="0in" loext:contextual-spacing="false" style:page-number="auto"/>
      <style:text-properties officeooo:rsid="007569a3" officeooo:paragraph-rsid="005229a1"/>
    </style:style>
    <style:style style:name="P43" style:family="paragraph" style:parent-style-name="Text_20_body" style:list-style-name="L6">
      <style:paragraph-properties fo:margin-top="0in" fo:margin-bottom="0in" loext:contextual-spacing="false"/>
      <style:text-properties officeooo:rsid="0052c634" officeooo:paragraph-rsid="0052c634"/>
    </style:style>
    <style:style style:name="P44" style:family="paragraph" style:parent-style-name="Text_20_body">
      <style:paragraph-properties fo:margin-left="0.5in" fo:margin-right="0in" fo:margin-top="0in" fo:margin-bottom="0in" loext:contextual-spacing="false" fo:line-height="120%" fo:text-indent="0in" style:auto-text-indent="false"/>
      <style:text-properties fo:font-size="10pt" officeooo:rsid="007569a3" officeooo:paragraph-rsid="005229a1" style:font-size-asian="10pt" style:font-size-complex="10pt"/>
    </style:style>
    <style:style style:name="P45" style:family="paragraph" style:parent-style-name="Heading_20_2">
      <style:text-properties officeooo:rsid="005229a1" officeooo:paragraph-rsid="005229a1"/>
    </style:style>
    <style:style style:name="T1" style:family="text">
      <style:text-properties officeooo:rsid="0039bea0"/>
    </style:style>
    <style:style style:name="T2" style:family="text">
      <style:text-properties officeooo:rsid="003b6085"/>
    </style:style>
    <style:style style:name="T3" style:family="text">
      <style:text-properties officeooo:rsid="0041b0b7"/>
    </style:style>
    <style:style style:name="T4" style:family="text">
      <style:text-properties officeooo:rsid="00471e54"/>
    </style:style>
    <style:style style:name="T5" style:family="text">
      <style:text-properties officeooo:rsid="004d0f27"/>
    </style:style>
    <style:style style:name="T6" style:family="text">
      <style:text-properties officeooo:rsid="0051c2b4"/>
    </style:style>
    <style:style style:name="T7" style:family="text">
      <style:text-properties officeooo:rsid="006c534e"/>
    </style:style>
    <style:style style:name="T8" style:family="text">
      <style:text-properties officeooo:rsid="005229a1"/>
    </style:style>
    <style:style style:name="T9" style:family="text">
      <style:text-properties officeooo:rsid="00554321"/>
    </style:style>
    <style:style style:name="T10" style:family="text">
      <style:text-properties officeooo:rsid="0057474a"/>
    </style:style>
    <style:style style:name="T11" style:family="text">
      <style:text-properties officeooo:rsid="0057d724"/>
    </style:style>
    <style:style style:name="T12" style:family="text">
      <style:text-properties officeooo:rsid="005c0505"/>
    </style:style>
    <style:style style:name="T13" style:family="text">
      <style:text-properties officeooo:rsid="005cb933"/>
    </style:style>
    <style:style style:name="T14" style:family="text">
      <style:text-properties fo:background-color="#ffff00" loext:char-shading-value="0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5dffb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1">WPI </text:span>Simulation <text:span text:style-name="T10">Patches</text:span></text:p>
      <text:p text:style-name="P20">WPILIB 2016-2017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2"><text:a xlink:type="simple" xlink:href="#__RefHeading__16491_1480683743" text:style-name="Index_20_Link" text:visited-style-name="Index_20_Link">Patches<text:tab/>2</text:a></text:p>
          <text:p text:style-name="P21"><text:a xlink:type="simple" xlink:href="#__RefHeading__16493_1480683743" text:style-name="Index_20_Link" text:visited-style-name="Index_20_Link">Simulation Problems and workarounds<text:tab/>2</text:a></text:p>
          <text:p text:style-name="P21"><text:a xlink:type="simple" xlink:href="#__RefHeading__16495_1480683743" text:style-name="Index_20_Link" text:visited-style-name="Index_20_Link">Bug Reports submitted to wpilib<text:tab/>4</text:a></text:p>
        </text:index-body>
      </text:table-of-content>
      <text:p text:style-name="P7"/>
      <text:p text:style-name="P1">Build <text:span text:style-name="T4">Details</text:span></text:p>
      <text:list xml:id="list9115264706985010634" text:style-name="L1">
        <text:list-item>
          <text:p text:style-name="P23">allwpilib</text:p>
          <text:p text:style-name="P24"><text:span text:style-name="T5">F</text:span>or simulation the allwpilib project needs to be built from an Ubuntu 14.04 operating system environment (either native or using a virtual machine)</text:p>
          <text:p text:style-name="P24"><text:span text:style-name="T5">T</text:span>he <text:span text:style-name="T1">allwpilib build process uses “gradle”. Instructions can be found in the README.md file in the top level directory. <text:s/></text:span></text:p>
        </text:list-item>
      </text:list>
      <text:list xml:id="list4415843747807760027" text:style-name="L2">
        <text:list-item>
          <text:list>
            <text:list-item>
              <text:p text:style-name="P25">./gradlew build -PmakeSim <text:s text:c="3"/>(creates build/install sub-directory)</text:p>
            </text:list-item>
          </text:list>
        </text:list-item>
      </text:list>
      <text:list xml:id="list2957717653314165965" text:style-name="L3">
        <text:list-item>
          <text:list>
            <text:list-item>
              <text:p text:style-name="P26">./gradlew wpilibc:allcsim -PmakeSim (builds libraries)</text:p>
            </text:list-item>
            <text:list-item>
              <text:p text:style-name="P26">./gradlew simulation:zip -PmakeSim (packages header files into a single directory)</text:p>
            </text:list-item>
          </text:list>
        </text:list-item>
      </text:list>
      <text:p text:style-name="P9"><text:span text:style-name="T3">Following the above operations m</text:span>ost of the files needed for simulation will be <text:span text:style-name="T3">present </text:span>in allwpilib/build/install/simulation but to make a complete tar file for export the gz_msgs lib and header files should also be <text:span text:style-name="T3">built and </text:span>copied into this directory</text:p>
      <text:list xml:id="list103307670311373" text:continue-numbering="true" text:style-name="L3">
        <text:list-item>
          <text:list>
            <text:list-item>
              <text:p text:style-name="P27">./gradlew wpilibc:gz_msgs -PmakeSim </text:p>
            </text:list-item>
            <text:list-item>
              <text:p text:style-name="P28">cp -R ~/allwpilib/build/simulation/gz_msgs/generated/simulation/gz_msgs ~/allwpilib/build/install/simulation/include</text:p>
            </text:list-item>
            <text:list-item>
              <text:p text:style-name="P28">cp ~/allwpilib/build/simulation/gz_msgs/libgz_msgs.so ~/allwpilib/build/install/simulation/lib</text:p>
            </text:list-item>
          </text:list>
        </text:list-item>
      </text:list>
      <text:p text:style-name="P2">Installation</text:p>
      <text:list xml:id="list3100950288278086890" text:style-name="L4">
        <text:list-item>
          <text:p text:style-name="P29">For convenience a tar file (wpilib.simulation.tar) that includes linux libraries and header files simulation has been placed in ~/Robotics/MentorRepository/patches</text:p>
        </text:list-item>
        <text:list-item>
          <text:p text:style-name="P29">To install in Ubuntu, untar wpilib.simulation.tar file <text:span text:style-name="T2">into </text:span><text:s/><text:span text:style-name="T2">~/wpilib </text:span>(e.g. tar -xf wpilib.simulation.tar -C ~/wpi<text:span text:style-name="T2">lib</text:span>)</text:p>
        </text:list-item>
      </text:list>
      <text:h text:style-name="P45" text:outline-level="2"><text:bookmark-start text:name="__RefHeading__16491_1480683743"/><text:soft-page-break/>Patches<text:bookmark-end text:name="__RefHeading__16491_1480683743"/></text:h>
      <text:h text:style-name="Heading_20_3" text:outline-level="3"><text:bookmark-start text:name="__RefHeading__16493_1480683743"/><text:span text:style-name="T8">S</text:span>imulation <text:span text:style-name="T8">Problems and workarounds</text:span><text:bookmark-end text:name="__RefHeading__16493_1480683743"/></text:h>
      <text:list xml:id="list3053174299813952640" text:style-name="L5">
        <text:list-item>
          <text:p text:style-name="P42">wpilibc/sim/include/Counter.h</text:p>
        </text:list-item>
      </text:list>
      <text:list xml:id="list5634705591068667728" text:style-name="L6">
        <text:list-item>
          <text:p text:style-name="P43">Problem: causes build failure</text:p>
        </text:list-item>
        <text:list-item>
          <text:p text:style-name="P43">Patch:</text:p>
        </text:list-item>
      </text:list>
      <text:p text:style-name="P12"><text:span text:style-name="T7"><text:tab/>undefined symbol “Mode”: </text:span><text:s/><text:span text:style-name="T7">in </text:span><text:s/>Counter.h (Mode mode = kTwoPulse not defined)</text:p>
      <text:p text:style-name="P16">@@ -30,7 +30,7 @@ class Counter : public SensorBase,</text:p>
      <text:p text:style-name="P13"><text:s text:c="17"/>public CounterBase,</text:p>
      <text:p text:style-name="P13"><text:s text:c="17"/>public LiveWindowSendable {</text:p>
      <text:p text:style-name="P13"><text:s text:c="2"/>public:</text:p>
      <text:p text:style-name="P13">- <text:s/>explicit Counter(Mode mode = kTwoPulse);</text:p>
      <text:p text:style-name="P13">+ <text:s/>//explicit Counter(Mode mode = kTwoPulse);</text:p>
      <text:p text:style-name="P13"/>
      <text:list xml:id="list103307660252357" text:continue-list="list3053174299813952640" text:style-name="L5">
        <text:list-item>
          <text:p text:style-name="P30">wpilibc/simulation/src/Notifier.cpp</text:p>
        </text:list-item>
      </text:list>
      <text:list xml:id="list9108028357298989197" text:style-name="L7">
        <text:list-item>
          <text:p text:style-name="P32">Problem: causes multiple PIDControllers to fail to report correct updates</text:p>
        </text:list-item>
        <text:list-item>
          <text:p text:style-name="P32">Patch:</text:p>
        </text:list-item>
      </text:list>
      <text:p text:style-name="P16">@@ -151,6 +151,9 @@ void Notifier::InsertInQueue(bool reschedule) {</text:p>
      <text:p text:style-name="P13"><text:s text:c="5"/>if ((*i)-&gt;m_expirationTime &gt; m_expirationTime) {</text:p>
      <text:p text:style-name="P13"><text:s text:c="7"/>timerQueue.insert(i, this);</text:p>
      <text:p text:style-name="P13"><text:s text:c="7"/>m_queued = true;</text:p>
      <text:p text:style-name="P13">+ <text:s text:c="22"/>// BUG 1: wpi version doesn't break here so it keeps inserting in front of all elements</text:p>
      <text:p text:style-name="P13">+ <text:s text:c="22"/>// with expiration times &gt; current element</text:p>
      <text:p text:style-name="P13">+ <text:s text:c="22"/>break;</text:p>
      <text:p text:style-name="P13"><text:s text:c="5"/>}</text:p>
      <text:p text:style-name="P13"><text:s text:c="3"/>}</text:p>
      <text:p text:style-name="P13"><text:s/></text:p>
      <text:p text:style-name="P13">@@ -158,7 +161,8 @@ void Notifier::InsertInQueue(bool reschedule) {</text:p>
      <text:p text:style-name="P13"><text:s text:c="4"/>* element was greater than the new entry.</text:p>
      <text:p text:style-name="P13"><text:s text:c="4"/>*/</text:p>
      <text:p text:style-name="P13"><text:s text:c="3"/>if (!m_queued) {</text:p>
      <text:p text:style-name="P13">- <text:s text:c="3"/>timerQueue.push_front(this);</text:p>
      <text:p text:style-name="P13">+ <text:s text:c="3"/>// BUG 2: wpi version uses "push_front" which is wrong since it adds the longest time to the front</text:p>
      <text:p text:style-name="P13">+ <text:s text:c="14"/>timerQueue.push_back(this);</text:p>
      <text:p text:style-name="P13"/>
      <text:list xml:id="list103307721846271" text:continue-list="list103307660252357" text:style-name="L5">
        <text:list-item>
          <text:p text:style-name="P31">wpilibc/simulation/src/PIDController.cpp</text:p>
        </text:list-item>
      </text:list>
      <text:list xml:id="list6074324076814189213" text:style-name="L8">
        <text:list-item>
          <text:p text:style-name="P33">Problem: Only a single <text:span text:style-name="T16">simulated </text:span>PIDController in a robot design works correctly</text:p>
        </text:list-item>
        <text:list-item>
          <text:p text:style-name="P33">Patch:</text:p>
        </text:list-item>
      </text:list>
      <text:p text:style-name="P17">@@ -83,6 +83,8 @@ PIDController::PIDController(double Kp, double Ki, double Kd, double Kf,</text:p>
      <text:p text:style-name="P14"><text:s text:c="3"/>m_controlLoop = std::make_unique&lt;Notifier&gt;(&amp;PIDController::Calculate, this);</text:p>
      <text:p text:style-name="P14"><text:s text:c="3"/>m_controlLoop-&gt;StartPeriodic(m_period);</text:p>
      <text:p text:style-name="P14">+ <text:s/>m_setpointTimer.Start();</text:p>
      <text:p text:style-name="P14"><text:soft-page-break/>+</text:p>
      <text:p text:style-name="P14"><text:s text:c="3"/>static int instances = 0;</text:p>
      <text:p text:style-name="P14"><text:s text:c="3"/>instances++;</text:p>
      <text:p text:style-name="P14">@@ -172,6 +174,17 @@ void PIDController::Calculate() {</text:p>
      <text:p text:style-name="P14"><text:s text:c="5"/>}</text:p>
      <text:p text:style-name="P14"><text:s text:c="5"/>pidOutput-&gt;PIDWrite(result);</text:p>
      <text:p text:style-name="P14">+</text:p>
      <text:p text:style-name="P14">+ <text:s text:c="14"/>// BUG: 2016 WPI code does not do this</text:p>
      <text:p text:style-name="P14">+ <text:s text:c="10"/>// Update the buffer.</text:p>
      <text:p text:style-name="P14">+</text:p>
      <text:p text:style-name="P14">+ <text:s text:c="10"/>m_buf.push(m_error);</text:p>
      <text:p text:style-name="P14">+ <text:s text:c="10"/>m_bufTotal += m_error;</text:p>
      <text:p text:style-name="P14">+ <text:s text:c="10"/>// Remove old elements when buffer is full.</text:p>
      <text:p text:style-name="P14">+ <text:s text:c="10"/>if (m_buf.size() &gt; m_bufLength) {</text:p>
      <text:p text:style-name="P14">+ <text:s text:c="12"/>m_bufTotal -= m_buf.front();</text:p>
      <text:p text:style-name="P14">+ <text:s text:c="12"/>m_buf.pop();</text:p>
      <text:p text:style-name="P14">+ <text:s text:c="10"/>}</text:p>
      <text:p text:style-name="P14"><text:s text:c="3"/>}</text:p>
      <text:p text:style-name="P14"><text:s/>}</text:p>
      <text:p text:style-name="P14"><text:s/></text:p>
      <text:p text:style-name="P14">@@ -193,7 +206,7 @@ void PIDController::Calculate() {</text:p>
      <text:p text:style-name="P14"><text:s/>double PIDController::CalculateFeedForward() {</text:p>
      <text:p text:style-name="P14"><text:s text:c="3"/>if (m_pidInput-&gt;GetPIDSourceType() == PIDSourceType::kRate) {</text:p>
      <text:p text:style-name="P14"><text:s text:c="5"/>return m_F * GetSetpoint();</text:p>
      <text:p text:style-name="P14">- <text:s/>} else {</text:p>
      <text:p text:style-name="P14">+ <text:s/>} else if( m_F&gt;0) {</text:p>
      <text:p text:style-name="P14"><text:s text:c="5"/>double temp = m_F * GetDeltaSetpoint();</text:p>
      <text:p text:style-name="P14"><text:s text:c="5"/>m_prevSetpoint = m_setpoint;</text:p>
      <text:p text:style-name="P14"><text:s text:c="5"/>m_setpointTimer.Reset();</text:p>
      <text:p text:style-name="P15">+} else</text:p>
      <text:p text:style-name="P15">+ <text:s text:c="3"/>return 0;</text:p>
      <text:p text:style-name="P14">@@ -507,8 +520,11 @@ void PIDController::SetToleranceBuffer(int bufLength) {</text:p>
      <text:p text:style-name="P14"><text:s/>bool PIDController::OnTarget() const {</text:p>
      <text:p text:style-name="P14"><text:s text:c="3"/>std::lock_guard&lt;priority_recursive_mutex&gt; sync(m_mutex);</text:p>
      <text:p text:style-name="P14">- <text:s/>if (m_buf.size() == 0) return false;</text:p>
      <text:p text:style-name="P14">- <text:s/>double error = GetError();</text:p>
      <text:p text:style-name="P14">+ <text:s text:c="6"/>double error;</text:p>
      <text:p text:style-name="P14">+ <text:s text:c="6"/>if (m_buf.size() == 0)</text:p>
      <text:p text:style-name="P14">+ <text:s text:c="14"/>error = GetError();</text:p>
      <text:p text:style-name="P14">+ <text:s text:c="6"/>else</text:p>
      <text:p text:style-name="P14">+ <text:s text:c="14"/>error = GetAvgError();</text:p>
      <text:p text:style-name="P14"/>
      <text:list xml:id="list103307219056042" text:continue-list="list103307721846271" text:style-name="L5">
        <text:list-item>
          <text:p text:style-name="P35">wpilibc/sim/src/simulation/SimContinuousOutput.cpp</text:p>
        </text:list-item>
      </text:list>
      <text:list xml:id="list6094213579625767222" text:style-name="L9">
        <text:list-item>
          <text:p text:style-name="P34">Problem: GetSpeed() always returns “0”</text:p>
        </text:list-item>
        <text:list-item>
          <text:p text:style-name="P34">Patch:</text:p>
        </text:list-item>
      </text:list>
      <text:p text:style-name="P16">@@ -16,7 +16,8 @@ SimContinuousOutput::SimContinuousOutput(std::string topic) {</text:p>
      <text:p text:style-name="P13"><text:soft-page-break/><text:s text:c="3"/>std::cout &lt;&lt; "Initialized ~/simulator/" + topic &lt;&lt; std::endl;</text:p>
      <text:p text:style-name="P13"><text:s/>}</text:p>
      <text:p text:style-name="P13">-void SimContinuousOutput::Set(double speed) {</text:p>
      <text:p text:style-name="P13">+void SimContinuousOutput::Set(double _speed) {</text:p>
      <text:p text:style-name="P13">+ <text:s/>speed=_speed;</text:p>
      <text:list xml:id="list103308012731399" text:continue-list="list103307219056042" text:style-name="L5">
        <text:list-item>
          <text:p text:style-name="P36">wpilibc/sim/src/simulation/SimEncoder.cpp</text:p>
        </text:list-item>
      </text:list>
      <text:list xml:id="list2832205613502456019" text:style-name="L10">
        <text:list-item>
          <text:p text:style-name="P37">Problem: Reset doesn't immediately clear encoder position value </text:p>
          <text:list>
            <text:list-item>
              <text:p text:style-name="P37"><text:span text:style-name="T9">Instead, it </text:span>waits for <text:span text:style-name="T9">a </text:span>reset message to come back from <text:span text:style-name="T9">the </text:span>encoder plugin</text:p>
              <text:list>
                <text:list-item>
                  <text:p text:style-name="P38">If encoder position is read back shortly after reset is called it is not zero</text:p>
                </text:list-item>
              </text:list>
            </text:list-item>
            <text:list-item>
              <text:p text:style-name="P37">leads to spikes in position plots</text:p>
            </text:list-item>
          </text:list>
        </text:list-item>
        <text:list-item>
          <text:p text:style-name="P37">Patch:</text:p>
          <text:list>
            <text:list-item>
              <text:p text:style-name="P37">add <text:s/>position=0 to reset call</text:p>
              <text:p text:style-name="P37">index 141a371..f1c3ddc 100644 </text:p>
            </text:list-item>
          </text:list>
        </text:list-item>
      </text:list>
      <text:p text:style-name="P18">--- a/wpilibc/sim/src/simulation/SimEncoder.cpp </text:p>
      <text:p text:style-name="P19">+++ b/wpilibc/sim/src/simulation/SimEncoder.cpp </text:p>
      <text:p text:style-name="P19">@@ -30,7 +30,7 @@ SimEncoder::SimEncoder(std::string topic) { </text:p>
      <text:p text:style-name="P19">-void SimEncoder::Reset() { sendCommand("reset"); } </text:p>
      <text:p text:style-name="P19">+void SimEncoder::Reset() { sendCommand("reset"); position=0; } </text:p>
      <text:list xml:id="list103307704475093" text:continue-numbering="true" text:style-name="L10">
        <text:list-item>
          <text:p text:style-name="P39">build/install</text:p>
          <text:list>
            <text:list-item>
              <text:p text:style-name="P39">cd ~/Robotics/allwpilib-2017</text:p>
            </text:list-item>
            <text:list-item>
              <text:p text:style-name="P39">edit <text:s/>wpilibc/sim/src/simulation/SimEncoder.cpp</text:p>
              <text:list>
                <text:list-item>
                  <text:p text:style-name="P39">line 33: void SimEncoder::Reset() { sendCommand("reset"); <text:span text:style-name="T15">position=0;</text:span>}</text:p>
                </text:list-item>
              </text:list>
            </text:list-item>
            <text:list-item>
              <text:p text:style-name="P40">gradlew <text:span text:style-name="T13">wpilibc:build</text:span> -Pmake<text:span text:style-name="T13">S</text:span>im</text:p>
            </text:list-item>
            <text:list-item>
              <text:p text:style-name="P41">cp ./build/install/simulation/lib/libwpilibcSim.so /usr/local/wpi/2017/sim/lib</text:p>
            </text:list-item>
          </text:list>
        </text:list-item>
      </text:list>
      <text:h text:style-name="Heading_20_3" text:outline-level="3"><text:bookmark-start text:name="__RefHeading__16495_1480683743"/><text:span text:style-name="T8">Bug Reports </text:span>submitted <text:span text:style-name="T6">to WPI</text:span><text:bookmark-end text:name="__RefHeading__16495_1480683743"/></text:h>
      <text:p text:style-name="Preformatted_20_Text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Table_20_Contents">Title:</text:p>
          </table:table-cell>
          <table:table-cell table:style-name="Table2.A1" office:value-type="string">
            <text:p text:style-name="Standard">PIDController class doesn't work in linux_simulation build (c++)</text:p>
          </table:table-cell>
        </table:table-row>
        <table:table-row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11"><text:bookmark text:name="descriptionRow"/>Found a number of problems when trying to create PIDControllers in robot code used for gazebo simulation</text:p>
            <text:p text:style-name="P11">1) PIDController.::CalculateFeedForward returns NaN (which makes Calculate useless even if m_F=0)</text:p>
            <text:p text:style-name="P11"><text:s/>- problem is that GetDeltaSetpoint has divide by zero since m_setpointTimer is never started</text:p>
            <text:p text:style-name="P11"><text:s/>- fix was to add "m_setpointTimer.Start();" <text:s/>in Initialize function</text:p>
            <text:p text:style-name="P11">2) PIDController::Ontarget always returns false</text:p>
            <text:p text:style-name="P11"><text:s/>- Problem is that OnTarget has "if (m_buf.size() == 0) return false;" which always passes since m_buff is never filled</text:p>
            <text:p text:style-name="P11"><text:s/>- fix was to <text:s/>add "m_buf.push(m_error);" etc. at bottom of Calculate (i.e. same as in Athena code)</text:p>
            <text:p text:style-name="P11"><text:s/>- also added " m_buf = std::queue&lt;double&gt;();" to SetSetpoint</text:p>
            <text:p text:style-name="P11">3) Notifier::InsertInQueue has two problems</text:p>
            <text:p text:style-name="P11"><text:s/>- need to add "break;" after "timerQueue.insert(i, this);" test first passes otherwise Notifier is inserted multiple </text:p>
            <text:p text:style-name="P11">times</text:p>
            <text:p text:style-name="P11"><text:s/>- in same function, below "if (!m_queued)" current code has "timerQueue.push_front(this);" which causes the notifier </text:p>
            <text:p text:style-name="P11">with the LONGEST time to be pushed to the front (which is supposed to contain notifier with the SHORTEST time)</text:p>
            <text:p text:style-name="P11">- this prevents more than a single Notifier (or active PIDController) from being serviced by the timer thread</text:p>
            <text:p text:style-name="P11">- fix was to change "timerQueue.push_front(this);" <text:s/>to "timerQueue.push_back(this);"</text:p>
          </table:table-cell>
        </table:table-row>
      </table:table>
      <text:p text:style-name="Preformatted_20_Text"/>
      <text:p text:style-name="Preformatted_20_Text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itle:</text:p>
          </table:table-cell>
          <table:table-cell table:style-name="Table1.A1" office:value-type="string">
            <text:p text:style-name="Table_20_Contents">Can't read speed or voltage back from simulated motors</text:p>
          </table:table-cell>
        </table:table-row>
        <table:table-row>
          <table:table-cell table:style-name="Table1.A1" office:value-type="string">
            <text:p text:style-name="Table_20_Contents">Description</text:p>
          </table:table-cell>
          <table:table-cell table:style-name="Table1.A1" office:value-type="string">
            <text:p text:style-name="P10"><text:bookmark text:name="descriptionRow1"/>Calling Talon::Get() or Talon::GetSpeed() always returns 0 in simulation mode</text:p>
            <text:p text:style-name="P10"/>
            <text:p text:style-name="P10">It looks the problem is in SimContinuousOutput.::Set <text:s/>which publishes a gazebo message but never copies the result to </text:p>
            <text:p text:style-name="P10">it's private speed variable (which is returned by Get)</text:p>
            <text:p text:style-name="P10"/>
            <text:p text:style-name="P10">The fix was add the following change to <text:s/>wpilibc/simulation/src/simulation/SimContinuousOutput.cpp</text:p>
            <text:p text:style-name="P10">void SimContinuousOutput::Set(float _speed) {</text:p>
            <text:p text:style-name="P10"><text:s text:c="8"/>speed=_speed; </text:p>
          </table:table-cell>
        </table:table-row>
      </table:table>
      <text:p text:style-name="Preformatted_20_Text"/>
      <text:p text:style-name="P6"/>
      <text:p text:style-name="P5"/>
      <text:p text:style-name="P4"/>
      <text:h text:style-name="Heading_20_1" text:outline-level="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08:40:40.470916187</meta:creation-date>
    <meta:generator>LibreOffice/5.1.6.2$Linux_X86_64 LibreOffice_project/10m0$Build-2</meta:generator>
    <dc:date>2017-05-07T10:33:06.743392838</dc:date>
    <meta:editing-duration>P2DT9H6M19S</meta:editing-duration>
    <meta:editing-cycles>51</meta:editing-cycles>
    <meta:document-statistic meta:table-count="2" meta:image-count="0" meta:object-count="0" meta:page-count="5" meta:paragraph-count="156" meta:word-count="933" meta:character-count="7385" meta:non-whitespace-character-count="6223"/>
  </office:meta>
</office:document-meta>
</file>